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5">
      <style:text-properties fo:font-weight="normal" style:font-weight-asian="normal" style:font-weight-complex="normal"/>
    </style:style>
    <style:style style:name="P11" style:family="paragraph" style:parent-style-name="Standard">
      <style:text-properties style:font-name="Courier" fo:font-weight="normal" style:font-weight-asian="normal" style:font-weight-complex="normal"/>
    </style:style>
    <style:style style:name="P12" style:family="paragraph" style:parent-style-name="Standard" style:list-style-name="L6">
      <style:text-properties fo:font-weight="normal" style:font-weight-asian="normal" style:font-weight-complex="normal"/>
    </style:style>
    <style:style style:name="P13" style:family="paragraph" style:parent-style-name="Standard" style:list-style-name="L7">
      <style:text-properties fo:font-weight="normal" style:font-weight-asian="normal" style:font-weight-complex="normal"/>
    </style:style>
    <style:style style:name="P14" style:family="paragraph" style:parent-style-name="Standard" style:list-style-name="L7">
      <style:text-properties style:font-name="Courier" fo:font-weight="normal" style:font-weight-asian="normal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 style:list-style-name="L8"/>
    <style:style style:name="P17" style:family="paragraph" style:parent-style-name="Standard" style:list-style-name="L8">
      <style:text-properties fo:font-style="normal" style:font-style-asian="normal" style:font-style-complex="normal"/>
    </style:style>
    <style:style style:name="P18" style:family="paragraph" style:parent-style-name="Standard" style:list-style-name="L8">
      <style:text-properties style:font-name="Courier" fo:font-style="normal" style:font-style-asian="normal" style:font-style-complex="normal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>
      <style:text-properties style:font-name="Courier"/>
    </style:style>
    <style:style style:name="P21" style:family="paragraph">
      <style:paragraph-properties fo:text-align="center"/>
    </style:style>
    <style:style style:name="P22" style:family="paragraph" style:parent-style-name="Standard" style:list-style-name="L9">
      <style:text-properties fo:font-weight="normal" style:font-weight-asian="normal" style:font-weight-complex="normal"/>
    </style:style>
    <style:style style:name="P23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0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11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12">
      <style:text-properties style:font-name="DejaVu Sans1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1" style:family="paragraph" style:parent-style-name="Standard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13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Courie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ejaVu Sans1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style:run-through="foreground"/>
    </style:style>
    <style:style style:name="gr6" style:family="graphic">
      <style:graphic-properties draw:textarea-horizontal-align="justify" draw:textarea-vertical-align="middle" draw:auto-grow-height="false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2055in" style:run-through="foreground"/>
    </style:style>
    <style:style style:name="gr9" style:family="graphic">
      <style:graphic-properties draw:stroke="none" svg:stroke-color="#000000" draw:fill="none" draw:fill-color="#ffffff" fo:min-height="0.2945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C 11</text:p>
      <text:p text:style-name="P2"><text:span text:style-name="T1">Pointers, Dynamic Memory Allocation, and Linked Lists</text:span></text:p>
      <text:p text:style-name="P3"/>
      <text:p text:style-name="P2"/>
      <text:p text:style-name="P4">Variables</text:p>
      <text:list text:style-name="L1">
        <text:list-item>
          <text:p text:style-name="P5">When we define a variable in C, we have access to three information:</text:p>
        </text:list-item>
      </text:list>
      <text:list text:style-name="L2">
        <text:list-item>
          <text:list>
            <text:list-item>
              <text:p text:style-name="P6">the <text:span text:style-name="T2">name</text:span> of the variable</text:p>
            </text:list-item>
            <text:list-item>
              <text:p text:style-name="P6">the <text:span text:style-name="T2">value</text:span> of the variable</text:p>
            </text:list-item>
            <text:list-item>
              <text:p text:style-name="P6"><text:span text:style-name="T3">address</text:span> of the variable in memory</text:p>
            </text:list-item>
          </text:list>
        </text:list-item>
      </text:list>
      <text:p text:style-name="Standard"><text:tab/>ex. </text:p>
      <text:p text:style-name="Standard"><text:tab/><text:tab/><text:span text:style-name="T4">int a = 5;</text:span></text:p>
      <text:p text:style-name="Standard"/>
      <text:p text:style-name="P4">Memory and Addresses</text:p>
      <text:list text:style-name="L3">
        <text:list-item>
          <text:p text:style-name="P7">A computer has a component called memory where data used in computations are stored</text:p>
        </text:list-item>
        <text:list-item>
          <text:p text:style-name="P7">There are two basic types of memory: internal (RAM) and external (disks)</text:p>
        </text:list-item>
        <text:list-item>
          <text:p text:style-name="P7">Memory size is measured in terms of bytes (512 Mb)</text:p>
        </text:list-item>
        <text:list-item>
          <text:p text:style-name="P7">Each byte in the memory can store 8-bit of information</text:p>
        </text:list-item>
        <text:list-item>
          <text:p text:style-name="P7">Information requiring more than one byte to store in memory are stored in adjacent bytes, depending on the computer architecture</text:p>
        </text:list-item>
        <text:list-item>
          <text:p text:style-name="P7">Each byte in memory has an address</text:p>
        </text:list-item>
      </text:list>
      <text:p text:style-name="Standard"/>
      <text:p text:style-name="P4">Pointer Variables or Pointers</text:p>
      <text:list text:style-name="L4">
        <text:list-item>
          <text:p text:style-name="P8">A pointer is a variable whose value is an address, it has the same information available for ordinary variables</text:p>
          <text:list>
            <text:list-item>
              <text:p text:style-name="P8">ex: </text:p>
            </text:list-item>
          </text:list>
        </text:list-item>
      </text:list>
      <text:p text:style-name="Standard"><text:tab/><text:tab/><text:span text:style-name="T4">int *p;</text:span></text:p>
      <text:list text:style-name="L4">
        <text:list-item text:start-value="1">
          <text:list>
            <text:list-item text:start-value="1">
              <text:p text:style-name="P8">Defines a pointer variable p that <text:span text:style-name="T5">points</text:span> to a memory location that can contain an int value</text:p>
            </text:list-item>
          </text:list>
        </text:list-item>
        <text:list-item>
          <text:p text:style-name="P8">Operations that can be applied to a pointer</text:p>
          <text:list>
            <text:list-item>
              <text:p text:style-name="P8">assignment</text:p>
            </text:list-item>
          </text:list>
        </text:list-item>
      </text:list>
      <text:p text:style-name="P9"><text:tab/><text:tab/><text:span text:style-name="T4">p = &amp;a;</text:span></text:p>
      <text:list text:style-name="L4">
        <text:list-item text:start-value="1">
          <text:list>
            <text:list-item text:start-value="1">
              <text:p text:style-name="P8">dereference (access the memory location pointed to by p)</text:p>
            </text:list-item>
          </text:list>
        </text:list-item>
      </text:list>
      <text:p text:style-name="Standard"><text:tab/><text:tab/><text:span text:style-name="T4">int x = 6 + *p;</text:span></text:p>
      <text:list text:style-name="L4">
        <text:list-item>
          <text:list>
            <text:list-header>
              <text:p text:style-name="P8"/>
            </text:list-header>
            <text:list-item>
              <text:p text:style-name="P8">pointer arithmetic</text:p>
            </text:list-item>
          </text:list>
        </text:list-item>
      </text:list>
      <text:p text:style-name="Standard"><text:tab/><text:tab/><text:span text:style-name="T4">p++;</text:span></text:p>
      <text:p text:style-name="Standard"/>
      <text:p text:style-name="P4">Pointers to Structures</text:p>
      <text:list text:style-name="L5">
        <text:list-item>
          <text:p text:style-name="P10">Given the structure definition below</text:p>
        </text:list-item>
      </text:list>
      <text:p text:style-name="P11"><text:tab/>typedef struct _Student{</text:p>
      <text:p text:style-name="P11"><text:tab/><text:tab/>char name[30];</text:p>
      <text:p text:style-name="P11"><text:tab/><text:tab/>int age;</text:p>
      <text:p text:style-name="P11"><text:tab/>}Student;</text:p>
      <text:list text:style-name="L6">
        <text:list-item>
          <text:p text:style-name="P12">We can declare two variables: </text:p>
        </text:list-item>
      </text:list>
      <text:p text:style-name="P11"><text:tab/>Student s;</text:p>
      <text:p text:style-name="P11"><text:tab/>Student *ps;</text:p>
      <text:list text:style-name="L7">
        <text:list-item>
          <text:p text:style-name="P13">To access the fields of the structure using the two variables</text:p>
          <text:p text:style-name="P14">s.age</text:p>
        </text:list-item>
      </text:list>
      <text:p text:style-name="P15"><text:span text:style-name="T4"><text:tab/>ps-&gt;age</text:span></text:p>
      <text:p text:style-name="P11"/>
      <text:p text:style-name="P4">Dynamic Memory Allocation</text:p>
      <text:list text:style-name="L8">
        <text:list-item>
          <text:p text:style-name="P16">Global variables are stored in the <text:span text:style-name="T5">global environment</text:span></text:p>
        </text:list-item>
        <text:list-item>
          <text:p text:style-name="P16">Local variables defined inside a function are <text:span text:style-name="T5">statically allocated</text:span> in the memory area part of <text:span text:style-name="T5">local environment(stack)</text:span> of the function</text:p>
        </text:list-item>
        <text:list-item>
          <text:p text:style-name="P16">During function call, information to return control to the calling function is <text:span text:style-name="T5">dynamically allocated</text:span> in the memory area of execution environment's <text:span text:style-name="T5">stack</text:span></text:p>
        </text:list-item>
        <text:list-item>
          <text:p text:style-name="P17"><text:span text:style-name="T5">Static memory allocation</text:span> means that before the program is run, memory is already allocated</text:p>
        </text:list-item>
        <text:list-item>
          <text:p text:style-name="P17"><text:span text:style-name="T5">Dynamic memory allocation</text:span> means that memory is allocated while the program is running</text:p>
        </text:list-item>
        <text:list-item>
          <text:p text:style-name="P17">Can we dynamically allocate memory to store data in our programs?</text:p>
        </text:list-item>
        <text:list-item>
          <text:p text:style-name="P18">void *malloc(size_t size);</text:p>
        </text:list-item>
        <text:list-item>
          <text:p text:style-name="P17">example: </text:p>
        </text:list-item>
      </text:list>
      <text:p text:style-name="P19"/>
      <text:p text:style-name="P20">(1) <text:tab/>#include &lt;stdio.h&gt;</text:p>
      <text:p text:style-name="P20">(2)<text:tab/>#include &lt;stdlib.h&gt;</text:p>
      <text:p text:style-name="P20">(3) <text:tab/>int main(){</text:p>
      <text:p text:style-name="P20">(4)<text:tab/><text:tab/>int *p;</text:p>
      <text:p text:style-name="P20">(5)<text:tab/><text:tab/>p = (int *)malloc(sizeof(int));</text:p>
      <text:p text:style-name="P20">(6)<text:tab/><text:tab/>printf("Enter a number: ");</text:p>
      <text:p text:style-name="P20">(7)<text:tab/><text:tab/>scanf("%d",p);</text:p>
      <text:p text:style-name="P20">(8)<text:tab/><text:tab/>printf("The number you entered: %d\n", *p);</text:p>
      <text:p text:style-name="P20">(9)<text:tab/><text:tab/>return 0;</text:p>
      <text:p text:style-name="P20">(10<text:tab/>}</text:p>
      <text:p text:style-name="Standard"><text:tab/>Line 4: Defines a pointer variable p</text:p>
      <text:p text:style-name="Standard"><text:tab/>Line 5: Allocate enough memory to hold an integer value, address of memory <text:tab/><text:tab/><text:tab/>allocated is assigned to p. <text:span text:style-name="T4">(int *) </text:span><text:span text:style-name="T6">casts (converts one type to <text:tab/><text:tab/><text:tab/><text:tab/>another) the return value of </text:span><text:span text:style-name="T4">malloc()</text:span><text:span text:style-name="T6"> to an integer pointer which <text:tab/><text:tab/><text:tab/><text:tab/>is what </text:span><text:span text:style-name="T4">p</text:span><text:span text:style-name="T6"> is.</text:span></text:p>
      <text:p text:style-name="Standard"><text:tab/>Line 7: Ask user to enter an integer. Note the second parameter of <text:span text:style-name="T4">scanf()</text:span>, </text:p>
      <text:p text:style-name="Standard"><text:tab/><text:tab/><text:tab/>normally the address of operator(&amp;) is used. Here, since p is a</text:p>
      <text:p text:style-name="Standard"><text:tab/><text:tab/><text:tab/>pointer, there is no need to use &amp;</text:p>
      <text:p text:style-name="Standard"><text:tab/>Line 8: Dereference p to display the value entered</text:p>
      <text:list text:style-name="L8">
        <text:list-item text:start-value="1">
          <text:p text:style-name="P17">Memory allocated using <text:span text:style-name="T4">malloc()</text:span> is created in the <text:span text:style-name="T5">heap</text:span></text:p>
        </text:list-item>
      </text:list>
      <text:p text:style-name="Standard"/>
      <text:p text:style-name="P4">Memory Regions used by Programs</text:p>
      <text:p text:style-name="P4"><draw:custom-shape text:anchor-type="paragraph" draw:z-index="1" draw:style-name="gr1" draw:text-style-name="P21" svg:width="0.8043in" svg:height="0.8043in" svg:x="2.8626in" svg:y="0.1146in"><text:p text:style-name="P21">Stack</text:p><text:p text:style-name="P21">(function calls, </text:p><text:p text:style-name="P21">local variables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3" draw:style-name="gr2" draw:text-style-name="P21" svg:x1="3.3091in" svg:y1="0.1602in" svg:x2="3.2909in" svg:y2="0.85in"><text:p/></draw:line></text:p>
      <text:p text:style-name="P4"><draw:custom-shape text:anchor-type="paragraph" draw:z-index="2" draw:style-name="gr1" draw:text-style-name="P21" svg:width="0.8043in" svg:height="0.8043in" svg:x="4.9339in" svg:y="0.2244in"><text:p text:style-name="P21">Heap</text:p><text:p text:style-name="P21">(dynamic memory </text:p><text:p text:style-name="P21">allocated using malloc)</text:p><draw:enhanced-geometry svg:viewBox="0 0 21600 21600" draw:type="rectangle" draw:enhanced-path="M 0 0 L 21600 0 21600 21600 0 21600 0 0 Z N"/></draw:custom-shape><draw:custom-shape text:anchor-type="paragraph" draw:z-index="5" draw:style-name="gr1" draw:text-style-name="P21" svg:width="0.8043in" svg:height="0.8043in" svg:x="1.0055in" svg:y="0.1528in"><text:p text:style-name="P21">Global Environment</text:p><text:p text:style-name="P21">(global variables)</text:p><draw:enhanced-geometry svg:viewBox="0 0 21600 21600" draw:type="rectangle" draw:enhanced-path="M 0 0 L 21600 0 21600 21600 0 21600 0 0 Z N"/></draw:custom-shape></text:p>
      <text:p text:style-name="P4"><draw:line text:anchor-type="paragraph" draw:z-index="4" draw:style-name="gr2" draw:text-style-name="P21" svg:x1="4.9339in" svg:y1="0.2283in" svg:x2="3.7909in" svg:y2="0.7102in"><text:p/></draw:line></text:p>
      <text:p text:style-name="P4"><draw:custom-shape text:anchor-type="paragraph" draw:z-index="0" draw:style-name="gr3" draw:text-style-name="P21" svg:width="1.0803in" svg:height="1.0803in" svg:x="2.711in" svg:y="0.0917in"><text:p text:style-name="P21">Your Program</text:p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6" draw:style-name="gr2" draw:text-style-name="P21" svg:x1="1.8098in" svg:y1="0.0571in" svg:x2="2.7114in" svg:y2="0.5571in"><text:p/></draw:line></text:p>
      <text:p text:style-name="P4"/>
      <text:p text:style-name="P4"/>
      <text:p text:style-name="Standard"/>
      <text:p text:style-name="Standard"/>
      <text:p text:style-name="P4"/>
      <text:p text:style-name="P4">Linked List</text:p>
      <text:list text:style-name="L9">
        <text:list-item>
          <text:p text:style-name="P22">A list is a data structure(a way to represent data) that allows us to maintain a collection of items and perform operations on the items. Items in the list are ordered: there is the first element, second element and so on..</text:p>
        </text:list-item>
        <text:list-item>
          <text:p text:style-name="P22">Typical operations on a list: <text:span text:style-name="T5">create(), add(List, item), print(List), delete(List, item), search(List, item)</text:span></text:p>
        </text:list-item>
        <text:list-item>
          <text:p text:style-name="P22">We can use arrays to implement lists!</text:p>
          <text:list>
            <text:list-item>
              <text:p text:style-name="P22">However, the size of the array should be specified during <text:span text:style-name="T5">compile time. </text:span><text:span text:style-name="T7">What if we do not know what the number of items in the list will be? We'll end up allocating memory which will not be used!</text:span></text:p>
              <text:p text:style-name="P23"/>
            </text:list-item>
          </text:list>
        </text:list-item>
        <text:list-item>
          <text:p text:style-name="P23">Linked list is an implementation of the list data structure that allows us to avoid the problem with the array implementation.</text:p>
        </text:list-item>
        <text:list-item>
          <text:p text:style-name="P23">Linked list uses <text:span text:style-name="T5">structures</text:span>, <text:span text:style-name="T5">pointers,</text:span> and <text:span text:style-name="T5">dynamic memory allocation</text:span></text:p>
        </text:list-item>
        <text:list-item>
          <text:p text:style-name="P23">A linked list is composed of <text:span text:style-name="T5">nodes.</text:span> Each node contains a list <text:span text:style-name="T5">item</text:span> and a <text:span text:style-name="T5">pointer to the next node</text:span> in the list. An example declaration of a node is given below:</text:p>
        </text:list-item>
      </text:list>
      <text:p text:style-name="P24"/>
      <text:p text:style-name="P24"><text:span text:style-name="T4">typedef struct _Node{</text:span></text:p>
      <text:p text:style-name="P25"><text:tab/>int data;</text:p>
      <text:p text:style-name="P25"><text:tab/>struct _Node *next;</text:p>
      <text:p text:style-name="P25">}*Node;</text:p>
      <text:p text:style-name="P25"/>
      <text:list text:style-name="L10">
        <text:list-item>
          <text:p text:style-name="P26">Nodes are normally dynamically allocated, we can write a function that dynamically creates a node and returns the address of the allocated memory.</text:p>
        </text:list-item>
      </text:list>
      <text:p text:style-name="P27"/>
      <text:p text:style-name="P25">Node createNode(int i){</text:p>
      <text:p text:style-name="P25"><text:tab/>Node n;</text:p>
      <text:p text:style-name="P25"><text:tab/>n = (Node)malloc(sizeof(struct _Node));</text:p>
      <text:p text:style-name="P25"><text:tab/>n-&gt;data = i;</text:p>
      <text:p text:style-name="P25"><text:tab/>n-&gt;next = NULL;</text:p>
      <text:p text:style-name="P25"><text:tab/>return n;</text:p>
      <text:p text:style-name="P25">}</text:p>
      <text:p text:style-name="P25"/>
      <text:list text:style-name="L11">
        <text:list-item>
          <text:p text:style-name="P28">Lets create two nodes and try to link them!</text:p>
        </text:list-item>
      </text:list>
      <text:p text:style-name="P27"/>
      <text:p text:style-name="P25">int main(){</text:p>
      <text:p text:style-name="P25"><text:tab/>Node n1=NULL,n2=NULL;</text:p>
      <text:p text:style-name="P25"><text:tab/>n1 = createNode(1);</text:p>
      <text:p text:style-name="P25"><text:tab/>n2 = createNode(2);</text:p>
      <text:p text:style-name="P25"><text:tab/>n1-&gt;next = n2;</text:p>
      <text:p text:style-name="P25"><text:tab/>printf("n1-&gt;next: %X\n",n1-&gt;next);</text:p>
      <text:p text:style-name="P25"><text:tab/>printf("n2: %X\n",n2);</text:p>
      <text:p text:style-name="P25">}</text:p>
      <text:p text:style-name="P25"/>
      <text:list text:style-name="L12">
        <text:list-item>
          <text:p text:style-name="P29">Graphical Representation</text:p>
        </text:list-item>
      </text:list>
      <text:p text:style-name="P25"><draw:g text:anchor-type="paragraph" draw:z-index="8" draw:style-name="gr4"><draw:g draw:style-name="gr5"><draw:g draw:style-name="gr5"><draw:custom-shape draw:style-name="gr6" draw:text-style-name="P21" svg:width="0.6969in" svg:height="0.313in" svg:x="3.6929in" svg:y="0.6098in"><text:p text:style-name="P21">1 <text:s text:c="4"/>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4.0319in" svg:y1="0.6098in" svg:x2="4.0319in" svg:y2="0.9224in"><text:p/></draw:line></draw:g><draw:frame draw:style-name="gr8" svg:width="0.2232in" svg:height="0.2504in" svg:x="3.9248in" svg:y="0.1232in"><draw:text-box><text:p>n1</text:p></draw:text-box></draw:frame><draw:line draw:style-name="gr7" draw:text-style-name="P21" svg:x1="4.0055in" svg:y1="0.3732in" svg:x2="4.0319in" svg:y2="0.6098in"><text:p/></draw:line></draw:g><draw:g draw:style-name="gr5"><draw:g draw:style-name="gr5"><draw:custom-shape draw:style-name="gr6" draw:text-style-name="P21" svg:width="0.6969in" svg:height="0.313in" svg:x="4.8984in" svg:y="0.5933in"><text:p text:style-name="P21">2 <text:s text:c="4"/>*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5.2374in" svg:y1="0.5933in" svg:x2="5.2374in" svg:y2="0.9059in"><text:p/></draw:line></draw:g><draw:frame draw:style-name="gr8" svg:width="0.2232in" svg:height="0.2504in" svg:x="5.1386in" svg:y="0.0634in"><draw:text-box><text:p>n2</text:p></draw:text-box></draw:frame><draw:line draw:style-name="gr7" draw:text-style-name="P21" svg:x1="5.2283in" svg:y1="0.3134in" svg:x2="5.1476in" svg:y2="0.5933in"><text:p/></draw:line></draw:g><draw:line draw:style-name="gr7" draw:text-style-name="P21" svg:x1="4.2374in" svg:y1="0.7732in" svg:x2="4.8984in" svg:y2="0.7732in"><text:p/></draw:line></draw:g></text:p>
      <text:p text:style-name="P30"/>
      <text:p text:style-name="P30"><draw:g text:anchor-type="paragraph" draw:z-index="7" draw:style-name="gr4"><draw:g draw:style-name="gr5"><draw:g draw:style-name="gr5"><draw:custom-shape draw:style-name="gr6" draw:text-style-name="P21" svg:width="0.6969in" svg:height="0.313in" svg:x="1.0146in" svg:y="0.1402in"><text:p text:style-name="P21">1 <text:s text:c="4"/>*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1.3535in" svg:y1="0.1402in" svg:x2="1.3535in" svg:y2="0.4528in"><text:p/></draw:line></draw:g><draw:frame draw:style-name="gr8" svg:width="0.2232in" svg:height="0.2504in" svg:x="1.2465in" svg:y="-0.3465in"><draw:text-box><text:p>n1</text:p></draw:text-box></draw:frame><draw:line draw:style-name="gr7" draw:text-style-name="P21" svg:x1="1.3272in" svg:y1="-0.0965in" svg:x2="1.3535in" svg:y2="0.1402in"><text:p/></draw:line></draw:g><draw:g draw:style-name="gr5"><draw:g draw:style-name="gr5"><draw:custom-shape draw:style-name="gr6" draw:text-style-name="P21" svg:width="0.6969in" svg:height="0.313in" svg:x="2.0335in" svg:y="0.1472in"><text:p text:style-name="P21">2 <text:s text:c="4"/>*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2.372in" svg:y1="0.1472in" svg:x2="2.372in" svg:y2="0.4598in"><text:p/></draw:line></draw:g><draw:frame draw:style-name="gr8" svg:width="0.2232in" svg:height="0.2504in" svg:x="2.2736in" svg:y="-0.3827in"><draw:text-box><text:p>n2</text:p></draw:text-box></draw:frame><draw:line draw:style-name="gr7" draw:text-style-name="P21" svg:x1="2.3634in" svg:y1="-0.1327in" svg:x2="2.2827in" svg:y2="0.1472in"><text:p/></draw:line></draw:g></draw:g></text:p>
      <text:p text:style-name="P30"/>
      <text:p text:style-name="P30"/>
      <text:p text:style-name="P30"/>
      <text:list text:style-name="L12">
        <text:list-item>
          <text:p text:style-name="P31">Traversing a linked list requires a temporary pointer that moves from one node to another until the end of list is reached</text:p>
        </text:list-item>
      </text:list>
      <text:p text:style-name="P30"><draw:g text:anchor-type="paragraph" draw:z-index="10" draw:style-name="gr4"><draw:g draw:style-name="gr5"><draw:g draw:style-name="gr5"><draw:custom-shape draw:style-name="gr6" draw:text-style-name="P21" svg:width="0.6969in" svg:height="0.313in" svg:x="3.7909in" svg:y="0.6303in"><text:p text:style-name="P21">1 <text:s text:c="4"/>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4.1299in" svg:y1="0.6303in" svg:x2="4.1299in" svg:y2="0.9429in"><text:p/></draw:line></draw:g><draw:frame draw:style-name="gr8" svg:width="0.2232in" svg:height="0.2504in" svg:x="4.0228in" svg:y="0.1437in"><draw:text-box><text:p>n1</text:p></draw:text-box></draw:frame><draw:line draw:style-name="gr7" draw:text-style-name="P21" svg:x1="4.1035in" svg:y1="0.3937in" svg:x2="4.1299in" svg:y2="0.6303in"><text:p/></draw:line></draw:g><draw:g draw:style-name="gr5"><draw:g draw:style-name="gr5"><draw:custom-shape draw:style-name="gr6" draw:text-style-name="P21" svg:width="0.6969in" svg:height="0.313in" svg:x="4.9965in" svg:y="0.6138in"><text:p text:style-name="P21">2 <text:s text:c="4"/>*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5.3354in" svg:y1="0.6138in" svg:x2="5.3354in" svg:y2="0.9264in"><text:p/></draw:line></draw:g><draw:frame draw:style-name="gr8" svg:width="0.2232in" svg:height="0.2504in" svg:x="5.2366in" svg:y="0.0839in"><draw:text-box><text:p>n2</text:p></draw:text-box></draw:frame><draw:line draw:style-name="gr7" draw:text-style-name="P21" svg:x1="5.3264in" svg:y1="0.3339in" svg:x2="5.2457in" svg:y2="0.6138in"><text:p/></draw:line></draw:g><draw:line draw:style-name="gr7" draw:text-style-name="P21" svg:x1="4.3354in" svg:y1="0.7937in" svg:x2="4.9965in" svg:y2="0.7937in"><text:p/></draw:line></draw:g><draw:g text:anchor-type="paragraph" draw:z-index="9" draw:style-name="gr4"><draw:g draw:style-name="gr5"><draw:g draw:style-name="gr5"><draw:custom-shape draw:style-name="gr6" draw:text-style-name="P21" svg:width="0.6969in" svg:height="0.313in" svg:x="0.711in" svg:y="0.5736in"><text:p text:style-name="P21">1 <text:s text:c="4"/>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1.05in" svg:y1="0.5736in" svg:x2="1.05in" svg:y2="0.8862in"><text:p/></draw:line></draw:g><draw:frame draw:style-name="gr8" svg:width="0.2232in" svg:height="0.2504in" svg:x="0.9429in" svg:y="0.087in"><draw:text-box><text:p>n1</text:p></draw:text-box></draw:frame><draw:line draw:style-name="gr7" draw:text-style-name="P21" svg:x1="1.0236in" svg:y1="0.337in" svg:x2="1.05in" svg:y2="0.5736in"><text:p/></draw:line></draw:g><draw:g draw:style-name="gr5"><draw:g draw:style-name="gr5"><draw:custom-shape draw:style-name="gr6" draw:text-style-name="P21" svg:width="0.6969in" svg:height="0.313in" svg:x="1.9165in" svg:y="0.5571in"><text:p text:style-name="P21">2 <text:s text:c="4"/>*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21" svg:x1="2.2555in" svg:y1="0.5571in" svg:x2="2.2555in" svg:y2="0.8697in"><text:p/></draw:line></draw:g><draw:frame draw:style-name="gr8" svg:width="0.2232in" svg:height="0.2504in" svg:x="2.1567in" svg:y="0.0272in"><draw:text-box><text:p>n2</text:p></draw:text-box></draw:frame><draw:line draw:style-name="gr7" draw:text-style-name="P21" svg:x1="2.2465in" svg:y1="0.2772in" svg:x2="2.1657in" svg:y2="0.5571in"><text:p/></draw:line></draw:g><draw:line draw:style-name="gr7" draw:text-style-name="P21" svg:x1="1.2555in" svg:y1="0.737in" svg:x2="1.9165in" svg:y2="0.737in"><text:p/></draw:line></draw:g></text:p>
      <text:p text:style-name="P30"/>
      <text:p text:style-name="P30"><text:tab/></text:p>
      <text:p text:style-name="P30"><draw:g text:anchor-type="paragraph" draw:z-index="12" draw:style-name="gr4"><draw:frame draw:style-name="gr9" svg:width="0.2504in" svg:height="0.2949in" svg:x="4.5854in" svg:y="0.4343in"><draw:text-box><text:p>p</text:p></draw:text-box></draw:frame><draw:line draw:style-name="gr7" draw:text-style-name="P21" svg:x1="4.7283in" svg:y1="0.5138in" svg:x2="5.2547in" svg:y2="0.1681in"><text:p/></draw:line></draw:g></text:p>
      <text:p text:style-name="P30"><draw:g text:anchor-type="paragraph" draw:z-index="11" draw:style-name="gr4"><draw:frame draw:style-name="gr9" svg:width="0.2504in" svg:height="0.2949in" svg:x="0.3272in" svg:y="0.1409in"><draw:text-box><text:p>p</text:p></draw:text-box></draw:frame><draw:line draw:style-name="gr7" draw:text-style-name="P21" svg:x1="0.4701in" svg:y1="0.2205in" svg:x2="0.9965in" svg:y2="-0.1252in"><text:p/></draw:line></draw:g></text:p>
      <text:p text:style-name="P30"/>
      <text:p text:style-name="P30"/>
      <text:list text:style-name="L13">
        <text:list-item>
          <text:p text:style-name="P32">The movement is illustrated below</text:p>
        </text:list-item>
      </text:list>
      <text:p text:style-name="P24"><text:tab/></text:p>
      <text:p text:style-name="P25"><text:tab/>Node p=NULL;</text:p>
      <text:p text:style-name="P25"><text:tab/>p=n1;</text:p>
      <text:p text:style-name="P25"><text:tab/>while (p != NULL){</text:p>
      <text:p text:style-name="P25"><text:tab/><text:tab/>printf(“data: %d\n”,p-&gt;data);</text:p>
      <text:p text:style-name="P25"><text:tab/><text:tab/>p = p-&gt;next;</text:p>
      <text:p text:style-name="P25"><text:tab/>}</text:p>
      <text:p text:style-name="P30"/>
      <text:p text:style-name="P30">example:</text:p>
      <text:p text:style-name="P25">/* linklist.h */</text:p>
      <text:p text:style-name="P25">#include &lt;stdio.h&gt;</text:p>
      <text:p text:style-name="P25">#include &lt;stdlib.h&gt;</text:p>
      <text:p text:style-name="P25">#ifndef __LINKLIST_H__</text:p>
      <text:p text:style-name="P25">#define __LINKLIST_H__</text:p>
      <text:p text:style-name="P25">typedef struct _Node{</text:p>
      <text:p text:style-name="P25"><text:tab/>int data;</text:p>
      <text:p text:style-name="P25"><text:tab/>struct _Node *next;</text:p>
      <text:p text:style-name="P25">}*Node;</text:p>
      <text:p text:style-name="P25">typedef struct _List{</text:p>
      <text:p text:style-name="P25"><text:tab/>struct _Node *head;</text:p>
      <text:p text:style-name="P25">}*List;</text:p>
      <text:p text:style-name="P25">void printNode(Node n);</text:p>
      <text:p text:style-name="P25">Node createNode(int i);</text:p>
      <text:p text:style-name="P25">Node search(List l, int i);</text:p>
      <text:p text:style-name="P25">#endif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/* list.h */</text:p>
      <text:p text:style-name="P25">#include &lt;stdio.h&gt;</text:p>
      <text:p text:style-name="P25">#include &lt;stdlib.h&gt;</text:p>
      <text:p text:style-name="P25">#ifndef __LIST_H__</text:p>
      <text:p text:style-name="P25">#define __LIST_H__</text:p>
      <text:p text:style-name="P25">#include "linklist.h"</text:p>
      <text:p text:style-name="P25">List create();</text:p>
      <text:p text:style-name="P25">void add(List l, int i);</text:p>
      <text:p text:style-name="P25">void delete(List l, int i);</text:p>
      <text:p text:style-name="P25">void print(List l);</text:p>
      <text:p text:style-name="P25">#endif</text:p>
      <text:p text:style-name="P25"/>
      <text:p text:style-name="P25">/* linklist.c */</text:p>
      <text:p text:style-name="P25">#include &lt;stdio.h&gt;</text:p>
      <text:p text:style-name="P25">#include &lt;stdlib.h&gt;</text:p>
      <text:p text:style-name="P25">#include "list.h"</text:p>
      <text:p text:style-name="P25">List create(){</text:p>
      <text:p text:style-name="P25"><text:tab/>List l;</text:p>
      <text:p text:style-name="P25"><text:tab/>l = (List)malloc(sizeof(struct _List));</text:p>
      <text:p text:style-name="P25"><text:tab/>l-&gt;head = NULL;</text:p>
      <text:p text:style-name="P25"><text:tab/>return l;</text:p>
      <text:p text:style-name="P25">}</text:p>
      <text:p text:style-name="P25"/>
      <text:p text:style-name="P25">Node createNode(int i){</text:p>
      <text:p text:style-name="P25"><text:tab/>Node n;</text:p>
      <text:p text:style-name="P25"/>
      <text:p text:style-name="P25"><text:tab/>n = (Node)malloc(sizeof(struct _Node));</text:p>
      <text:p text:style-name="P25"><text:tab/>n-&gt;data = i;</text:p>
      <text:p text:style-name="P25"><text:tab/>n-&gt;next = NULL;</text:p>
      <text:p text:style-name="P25"><text:tab/>return n;</text:p>
      <text:p text:style-name="P25">}</text:p>
      <text:p text:style-name="P25"/>
      <text:p text:style-name="P25">void add(List l, int i){</text:p>
      <text:p text:style-name="P25"><text:tab/>Node n,p;</text:p>
      <text:p text:style-name="P25"><text:tab/>n = createNode(i);</text:p>
      <text:p text:style-name="P25"><text:tab/>if (l-&gt;head == NULL){</text:p>
      <text:p text:style-name="P25"><text:tab/><text:tab/>l-&gt;head = n;</text:p>
      <text:p text:style-name="P25"><text:tab/>}else{</text:p>
      <text:p text:style-name="P25"><text:tab/><text:tab/>p = l-&gt;head;</text:p>
      <text:p text:style-name="P25"><text:tab/><text:tab/>while (p-&gt;next != NULL){</text:p>
      <text:p text:style-name="P25"><text:tab/><text:tab/><text:tab/>p = p-&gt;next;</text:p>
      <text:p text:style-name="P25"><text:tab/><text:tab/>}</text:p>
      <text:p text:style-name="P25"><text:tab/><text:tab/>p-&gt;next = n;</text:p>
      <text:p text:style-name="P25"><text:tab/>}</text:p>
      <text:p text:style-name="P25">}</text:p>
      <text:p text:style-name="P25">Node search(List l, int i){</text:p>
      <text:p text:style-name="P25"><text:tab/>Node p;</text:p>
      <text:p text:style-name="P25"><text:tab/>p = l-&gt;head;</text:p>
      <text:p text:style-name="P25"><text:tab/>while (p != NULL){</text:p>
      <text:p text:style-name="P25"><text:tab/><text:tab/>if (p-&gt;data == i){</text:p>
      <text:p text:style-name="P25"><text:tab/><text:tab/><text:tab/>return p;</text:p>
      <text:p text:style-name="P25"><text:tab/><text:tab/>}</text:p>
      <text:p text:style-name="P25"><text:tab/><text:tab/>p = p-&gt;next;</text:p>
      <text:p text:style-name="P25"><text:tab/>}</text:p>
      <text:p text:style-name="P25"><text:tab/>return NULL;</text:p>
      <text:p text:style-name="P25">}</text:p>
      <text:p text:style-name="P25">void printNode(Node n){</text:p>
      <text:p text:style-name="P25"><text:tab/>if (n == NULL){</text:p>
      <text:p text:style-name="P25"><text:tab/><text:tab/>return;</text:p>
      <text:p text:style-name="P25"><text:tab/>}</text:p>
      <text:p text:style-name="P25"><text:tab/>printf("%d\n",n-&gt;data);</text:p>
      <text:p text:style-name="P25">}</text:p>
      <text:p text:style-name="P25">void delete(List l, int i){</text:p>
      <text:p text:style-name="P25"><text:tab/>Node p,n;</text:p>
      <text:p text:style-name="P25"><text:tab/>n = search(l,i);</text:p>
      <text:p text:style-name="P25"><text:tab/>p = l-&gt;head;</text:p>
      <text:p text:style-name="P25"><text:tab/>if (n !=NULL){</text:p>
      <text:p text:style-name="P25"><text:tab/><text:tab/>if (p == n){</text:p>
      <text:p text:style-name="P25"><text:tab/><text:tab/><text:tab/>p = p-&gt;next;</text:p>
      <text:p text:style-name="P25"><text:tab/><text:tab/><text:tab/>l-&gt;head=p;</text:p>
      <text:p text:style-name="P25"><text:tab/><text:tab/>}else{</text:p>
      <text:p text:style-name="P25"><text:tab/><text:tab/><text:tab/>while (p-&gt;next != n){</text:p>
      <text:p text:style-name="P25"><text:tab/><text:tab/><text:tab/><text:tab/>p = p-&gt;next;</text:p>
      <text:p text:style-name="P25"><text:tab/><text:tab/><text:tab/>}</text:p>
      <text:p text:style-name="P25"><text:tab/><text:tab/><text:tab/>p-&gt;next = n-&gt;next;</text:p>
      <text:p text:style-name="P25"><text:tab/><text:tab/>}</text:p>
      <text:p text:style-name="P25"><text:tab/><text:tab/>free(n);</text:p>
      <text:p text:style-name="P25"><text:tab/>}</text:p>
      <text:p text:style-name="P25">}</text:p>
      <text:p text:style-name="P25">void print(List l){</text:p>
      <text:p text:style-name="P25"><text:tab/>Node p;</text:p>
      <text:p text:style-name="P25"><text:tab/>p = l-&gt;head;</text:p>
      <text:p text:style-name="P25"><text:tab/>while (p != NULL){</text:p>
      <text:p text:style-name="P25"><text:tab/><text:tab/>printNode(p);</text:p>
      <text:p text:style-name="P25"><text:tab/><text:tab/>p = p-&gt;next;</text:p>
      <text:p text:style-name="P25"><text:tab/>}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/* linktest.c */</text:p>
      <text:p text:style-name="P25">#include &lt;stdlib.h&gt;</text:p>
      <text:p text:style-name="P25">#include "list.h"</text:p>
      <text:p text:style-name="P25">int main(){</text:p>
      <text:p text:style-name="P25"><text:tab/>List l;</text:p>
      <text:p text:style-name="P25"><text:tab/>printf("Creating list...\n");</text:p>
      <text:p text:style-name="P25"><text:tab/>l = create();</text:p>
      <text:p text:style-name="P25"><text:tab/>printf("Adding items on the list...\n");</text:p>
      <text:p text:style-name="P25"><text:tab/>add(l, 1);</text:p>
      <text:p text:style-name="P25"><text:tab/>add(l, 2);</text:p>
      <text:p text:style-name="P25"><text:tab/>add(l, 3);</text:p>
      <text:p text:style-name="P25"><text:tab/>add(l, 4);</text:p>
      <text:p text:style-name="P25"><text:tab/>printf("Content of list...\n");</text:p>
      <text:p text:style-name="P25"><text:tab/>print(l);</text:p>
      <text:p text:style-name="P25"><text:tab/>printf("Searching 3 on the list..\n");</text:p>
      <text:p text:style-name="P25"><text:tab/>printNode(search(l,3));</text:p>
      <text:p text:style-name="P25"><text:tab/>printf("Deleting 4 from list...\n");</text:p>
      <text:p text:style-name="P25"><text:tab/>delete(l,4);</text:p>
      <text:p text:style-name="P25"><text:tab/>printf("Content of list with 4 deleted...\n");</text:p>
      <text:p text:style-name="P25"><text:tab/>print(l);</text:p>
      <text:p text:style-name="P25"><text:tab/>return 0;</text:p>
      <text:p text:style-name="P25">}</text:p>
      <text:p text:style-name="P25"/>
      <text:p text:style-name="P27">Build</text:p>
      <text:p text:style-name="P25">$gcc -o linktest.exe linktest.c linklist.c </text:p>
      <text:p text:style-name="P27">Output</text:p>
      <text:p text:style-name="P25">$./linktest.exe</text:p>
      <text:p text:style-name="P25">Creating list...</text:p>
      <text:p text:style-name="P25">Adding items on the list...</text:p>
      <text:p text:style-name="P25">Content of list...</text:p>
      <text:p text:style-name="P25">1</text:p>
      <text:p text:style-name="P25">2</text:p>
      <text:p text:style-name="P25">3</text:p>
      <text:p text:style-name="P25">4</text:p>
      <text:p text:style-name="P25">Searching 3 on the list..</text:p>
      <text:p text:style-name="P25">3</text:p>
      <text:p text:style-name="P25">Deleting 4 from list...</text:p>
      <text:p text:style-name="P25">Content of list with 4 deleted...</text:p>
      <text:p text:style-name="P25">1</text:p>
      <text:p text:style-name="P25">2</text:p>
      <text:p text:style-name="P25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pm1">
      <style:footer>
        <text:p text:style-name="P1">http://jachermocilla.googlepages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11T09:05:35</meta:creation-date>
    <dc:date>2008-03-12T11:25:07</dc:date>
    <dc:language>en-US</dc:language>
    <meta:editing-cycles>100</meta:editing-cycles>
    <meta:editing-duration>PT6H47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248" meta:word-count="1136" meta:character-count="6591"/>
  </office:meta>
</office:document-meta>
</file>